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21.7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T1" style:family="text">
      <style:text-properties style:font-name="Arial1"/>
    </style:style>
  </office:automatic-styles>
  <office:body>
    <office:spreadsheet>
      <table:table table:name="option" table:style-name="ta1" table:print="false">
        <table:table-column table:style-name="co1" table:number-columns-repeated="4" table:default-cell-style-name="Default"/>
        <table:table-column table:style-name="co2" table:default-cell-style-name="ce1"/>
        <table:table-row table:style-name="ro1">
          <table:table-cell table:number-columns-repeated="2"/>
          <table:table-cell office:value-type="string">
            <text:p><text:s/>| Übersetzung</text:p>
          </table:table-cell>
          <table:table-cell table:number-columns-repeated="2"/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sehr gering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2];[.B2];[.C2];[.D2])" office:value-type="string" office:string-value="&lt;option&gt;sehr gering | Übersetzung&lt;/option&gt;">
            <text:p>&lt;option&gt;sehr gering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gering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3];[.B3];[.C3];[.D3])" office:value-type="string" office:string-value="&lt;option&gt;gering | Übersetzung&lt;/option&gt;">
            <text:p>&lt;option&gt;gering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Grundkenntnisse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4];[.B4];[.C4];[.D4])" office:value-type="string" office:string-value="&lt;option&gt;Grundkenntnisse | Übersetzung&lt;/option&gt;">
            <text:p>&lt;option&gt;Grundkenntnisse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/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5];[.B5];[.C5];[.D5])" office:value-type="string" office:string-value="&lt;option&gt; | Übersetzung&lt;/option&gt;">
            <text:p>&lt;option&gt;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Sprache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6];[.B6];[.C6];[.D6])" office:value-type="string" office:string-value="&lt;option&gt;Sprache | Übersetzung&lt;/option&gt;">
            <text:p>&lt;option&gt;Sprache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Russ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7];[.B7];[.C7];[.D7])" office:value-type="string" office:string-value="&lt;option&gt;Russisch | Übersetzung&lt;/option&gt;">
            <text:p>&lt;option&gt;Russ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Ukrain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8];[.B8];[.C8];[.D8])" office:value-type="string" office:string-value="&lt;option&gt;Ukrainisch | Übersetzung&lt;/option&gt;">
            <text:p>&lt;option&gt;Ukrain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Weißruss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9];[.B9];[.C9];[.D9])" office:value-type="string" office:string-value="&lt;option&gt;Weißrussisch | Übersetzung&lt;/option&gt;">
            <text:p>&lt;option&gt;Weißruss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Baschkir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0];[.B10];[.C10];[.D10])" office:value-type="string" office:string-value="&lt;option&gt;Baschkirisch | Übersetzung&lt;/option&gt;">
            <text:p>&lt;option&gt;Baschkir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Tatar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1];[.B11];[.C11];[.D11])" office:value-type="string" office:string-value="&lt;option&gt;Tatarisch | Übersetzung&lt;/option&gt;">
            <text:p>&lt;option&gt;Tatar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Engl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2];[.B12];[.C12];[.D12])" office:value-type="string" office:string-value="&lt;option&gt;Englisch | Übersetzung&lt;/option&gt;">
            <text:p>&lt;option&gt;Engl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Französ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3];[.B13];[.C13];[.D13])" office:value-type="string" office:string-value="&lt;option&gt;Französisch | Übersetzung&lt;/option&gt;">
            <text:p>&lt;option&gt;Französ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Spanisch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4];[.B14];[.C14];[.D14])" office:value-type="string" office:string-value="&lt;option&gt;Spanisch | Übersetzung&lt;/option&gt;">
            <text:p>&lt;option&gt;Spanisch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sonstige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5];[.B15];[.C15];[.D15])" office:value-type="string" office:string-value="&lt;option&gt;sonstige | Übersetzung&lt;/option&gt;">
            <text:p>&lt;option&gt;sonstige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Bitte wählen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6];[.B16];[.C16];[.D16])" office:value-type="string" office:string-value="&lt;option&gt;Bitte wählen | Übersetzung&lt;/option&gt;">
            <text:p>&lt;option&gt;Bitte wählen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Tierhaltungsbetrieb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7];[.B17];[.C17];[.D17])" office:value-type="string" office:string-value="&lt;option&gt;Tierhaltungsbetrieb | Übersetzung&lt;/option&gt;">
            <text:p>&lt;option&gt;Tierhaltungsbetrieb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Pflanzenbaubetrieb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8];[.B18];[.C18];[.D18])" office:value-type="string" office:string-value="&lt;option&gt;Pflanzenbaubetrieb | Übersetzung&lt;/option&gt;">
            <text:p>&lt;option&gt;Pflanzenbaubetrieb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Gemischtbetrieb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19];[.B19];[.C19];[.D19])" office:value-type="string" office:string-value="&lt;option&gt;Gemischtbetrieb | Übersetzung&lt;/option&gt;">
            <text:p>&lt;option&gt;Gemischtbetrieb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Verarbeitungsbetrieb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20];[.B20];[.C20];[.D20])" office:value-type="string" office:string-value="&lt;option&gt;Verarbeitungsbetrieb | Übersetzung&lt;/option&gt;">
            <text:p>&lt;option&gt;Verarbeitungsbetrieb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Tierklinik/-praxis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21];[.B21];[.C21];[.D21])" office:value-type="string" office:string-value="&lt;option&gt;Tierklinik/-praxis | Übersetzung&lt;/option&gt;">
            <text:p>&lt;option&gt;Tierklinik/-praxis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office:value-type="string">
            <text:p>sonstiges</text:p>
          </table:table-cell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22];[.B22];[.C22];[.D22])" office:value-type="string" office:string-value="&lt;option&gt;sonstiges | Übersetzung&lt;/option&gt;">
            <text:p>&lt;option&gt;sonstiges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/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23];[.B23];[.C23];[.D23])" office:value-type="string" office:string-value="&lt;option&gt; | Übersetzung&lt;/option&gt;">
            <text:p>&lt;option&gt;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/>
          <table:table-cell office:value-type="string">
            <text:p><text:s/>| Übersetzung</text:p>
          </table:table-cell>
          <table:table-cell office:value-type="string">
            <text:p>&lt;/option&gt;</text:p>
          </table:table-cell>
          <table:table-cell table:formula="of:=CONCATENATE([.A24];[.B24];[.C24];[.D24])" office:value-type="string" office:string-value="&lt;option&gt; | Übersetzung&lt;/option&gt;">
            <text:p>&lt;option&gt; | Übersetzung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25];[.B25];[.C25];[.D25])" office:value-type="string" office:string-value="&lt;option&gt;&lt;/option&gt;">
            <text:p>&lt;option&gt;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26];[.B26];[.C26];[.D26])" office:value-type="string" office:string-value="&lt;option&gt;&lt;/option&gt;">
            <text:p>&lt;option&gt;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27];[.B27];[.C27];[.D27])" office:value-type="string" office:string-value="&lt;option&gt;&lt;/option&gt;">
            <text:p>&lt;option&gt;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28];[.B28];[.C28];[.D28])" office:value-type="string" office:string-value="&lt;option&gt;&lt;/option&gt;">
            <text:p>&lt;option&gt;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29];[.B29];[.C29];[.D29])" office:value-type="string" office:string-value="&lt;option&gt;&lt;/option&gt;">
            <text:p>&lt;option&gt;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30];[.B30];[.C30];[.D30])" office:value-type="string" office:string-value="&lt;option&gt;&lt;/option&gt;">
            <text:p>&lt;option&gt;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31];[.B31];[.C31];[.D31])" office:value-type="string" office:string-value="&lt;option&gt;&lt;/option&gt;">
            <text:p>&lt;option&gt;&lt;/option&gt;</text:p>
          </table:table-cell>
        </table:table-row>
        <table:table-row table:style-name="ro1">
          <table:table-cell office:value-type="string">
            <text:p>&lt;option&gt;</text:p>
          </table:table-cell>
          <table:table-cell table:number-columns-repeated="2"/>
          <table:table-cell office:value-type="string">
            <text:p>&lt;/option&gt;</text:p>
          </table:table-cell>
          <table:table-cell table:formula="of:=CONCATENATE([.A32];[.B32];[.C32];[.D32])" office:value-type="string" office:string-value="&lt;option&gt;&lt;/option&gt;">
            <text:p>&lt;option&gt;&lt;/option&gt;</text:p>
          </table:table-cell>
        </table:table-row>
        <table:table-row table:style-name="ro1">
          <table:table-cell table:number-columns-repeated="4"/>
          <table:table-cell table:formula="of:=CONCATENATE([.A33];[.B33];[.C33];[.D33])">
            <text:p/>
          </table:table-cell>
        </table:table-row>
        <table:table-row table:style-name="ro1">
          <table:table-cell table:number-columns-repeated="4"/>
          <table:table-cell table:formula="of:=CONCATENATE([.A34];[.B34];[.C34];[.D34])">
            <text:p/>
          </table:table-cell>
        </table:table-row>
        <table:table-row table:style-name="ro1">
          <table:table-cell table:number-columns-repeated="4"/>
          <table:table-cell table:formula="of:=CONCATENATE([.A35];[.B35];[.C35];[.D35])">
            <text:p/>
          </table:table-cell>
        </table:table-row>
        <table:table-row table:style-name="ro1">
          <table:table-cell table:number-columns-repeated="4"/>
          <table:table-cell table:formula="of:=CONCATENATE([.A36];[.B36];[.C36];[.D36])">
            <text:p/>
          </table:table-cell>
        </table:table-row>
        <table:table-row table:style-name="ro1">
          <table:table-cell table:number-columns-repeated="4"/>
          <table:table-cell table:formula="of:=CONCATENATE([.A37];[.B37];[.C37];[.D37])">
            <text:p/>
          </table:table-cell>
        </table:table-row>
        <table:table-row table:style-name="ro1">
          <table:table-cell table:number-columns-repeated="4"/>
          <table:table-cell table:formula="of:=CONCATENATE([.A38];[.B38];[.C38];[.D38])">
            <text:p/>
          </table:table-cell>
        </table:table-row>
        <table:table-row table:style-name="ro1">
          <table:table-cell table:number-columns-repeated="4"/>
          <table:table-cell table:formula="of:=CONCATENATE([.A39];[.B39];[.C39];[.D39])">
            <text:p/>
          </table:table-cell>
        </table:table-row>
        <table:table-row table:style-name="ro1">
          <table:table-cell table:number-columns-repeated="4"/>
          <table:table-cell table:formula="of:=CONCATENATE([.A40];[.B40];[.C40];[.D40])">
            <text:p/>
          </table:table-cell>
        </table:table-row>
        <table:table-row table:style-name="ro1">
          <table:table-cell table:number-columns-repeated="4"/>
          <table:table-cell table:formula="of:=CONCATENATE([.A41];[.B41];[.C41];[.D41])">
            <text:p/>
          </table:table-cell>
        </table:table-row>
        <table:table-row table:style-name="ro1">
          <table:table-cell table:number-columns-repeated="4"/>
          <table:table-cell table:formula="of:=CONCATENATE([.A42];[.B42];[.C42];[.D42])">
            <text:p/>
          </table:table-cell>
        </table:table-row>
        <table:table-row table:style-name="ro1">
          <table:table-cell table:number-columns-repeated="4"/>
          <table:table-cell table:formula="of:=CONCATENATE([.A43];[.B43];[.C43];[.D43])">
            <text:p/>
          </table:table-cell>
        </table:table-row>
        <table:table-row table:style-name="ro1">
          <table:table-cell table:number-columns-repeated="4"/>
          <table:table-cell table:formula="of:=CONCATENATE([.A44];[.B44];[.C44];[.D44])">
            <text:p/>
          </table:table-cell>
        </table:table-row>
        <table:table-row table:style-name="ro1">
          <table:table-cell table:number-columns-repeated="4"/>
          <table:table-cell table:formula="of:=CONCATENATE([.A45];[.B45];[.C45];[.D45])">
            <text:p/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nkopf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&lt;th&gt;</text:p>
          </table:table-cell>
          <table:table-cell office:value-type="string">
            <text:p>ID</text:p>
          </table:table-cell>
          <table:table-cell office:value-type="string">
            <text:p>&lt;/th&gt;</text:p>
          </table:table-cell>
          <table:table-cell table:formula="of:=CONCATENATE([.A1];[.B1];[.C1])" office:value-type="string" office:string-value="&lt;th&gt;ID&lt;/th&gt;">
            <text:p>&lt;th&gt;ID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Email</text:p>
          </table:table-cell>
          <table:table-cell office:value-type="string">
            <text:p>&lt;/th&gt;</text:p>
          </table:table-cell>
          <table:table-cell table:formula="of:=CONCATENATE([.A2];[.B2];[.C2])" office:value-type="string" office:string-value="&lt;th&gt;Email&lt;/th&gt;">
            <text:p>&lt;th&gt;Email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Passwort</text:p>
          </table:table-cell>
          <table:table-cell office:value-type="string">
            <text:p>&lt;/th&gt;</text:p>
          </table:table-cell>
          <table:table-cell table:formula="of:=CONCATENATE([.A3];[.B3];[.C3])" office:value-type="string" office:string-value="&lt;th&gt;Passwort&lt;/th&gt;">
            <text:p>&lt;th&gt;Passwort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Uni</text:p>
          </table:table-cell>
          <table:table-cell office:value-type="string">
            <text:p>&lt;/th&gt;</text:p>
          </table:table-cell>
          <table:table-cell table:formula="of:=CONCATENATE([.A4];[.B4];[.C4])" office:value-type="string" office:string-value="&lt;th&gt;Uni&lt;/th&gt;">
            <text:p>&lt;th&gt;Uni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Daten Vorauswahl</text:p>
          </table:table-cell>
          <table:table-cell office:value-type="string">
            <text:p>&lt;/th&gt;</text:p>
          </table:table-cell>
          <table:table-cell table:formula="of:=CONCATENATE([.A5];[.B5];[.C5])" office:value-type="string" office:string-value="&lt;th&gt;Status Daten Vorauswahl&lt;/th&gt;">
            <text:p>&lt;th&gt;Status Daten Vorauswahl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Zulassung Vorauswahl</text:p>
          </table:table-cell>
          <table:table-cell office:value-type="string">
            <text:p>&lt;/th&gt;</text:p>
          </table:table-cell>
          <table:table-cell table:formula="of:=CONCATENATE([.A6];[.B6];[.C6])" office:value-type="string" office:string-value="&lt;th&gt;Status Zulassung Vorauswahl&lt;/th&gt;">
            <text:p>&lt;th&gt;Status Zulassung Vorauswahl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Ergebnis Vorauswahl</text:p>
          </table:table-cell>
          <table:table-cell office:value-type="string">
            <text:p>&lt;/th&gt;</text:p>
          </table:table-cell>
          <table:table-cell table:formula="of:=CONCATENATE([.A7];[.B7];[.C7])" office:value-type="string" office:string-value="&lt;th&gt;Status Ergebnis Vorauswahl&lt;/th&gt;">
            <text:p>&lt;th&gt;Status Ergebnis Vorauswahl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Teilnahme Deutschkurs</text:p>
          </table:table-cell>
          <table:table-cell office:value-type="string">
            <text:p>&lt;/th&gt;</text:p>
          </table:table-cell>
          <table:table-cell table:formula="of:=CONCATENATE([.A8];[.B8];[.C8])" office:value-type="string" office:string-value="&lt;th&gt;Status Teilnahme Deutschkurs&lt;/th&gt;">
            <text:p>&lt;th&gt;Status Teilnahme Deutschkurs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Dateneingabe Endauswahl</text:p>
          </table:table-cell>
          <table:table-cell office:value-type="string">
            <text:p>&lt;/th&gt;</text:p>
          </table:table-cell>
          <table:table-cell table:formula="of:=CONCATENATE([.A9];[.B9];[.C9])" office:value-type="string" office:string-value="&lt;th&gt;Status Dateneingabe Endauswahl&lt;/th&gt;">
            <text:p>&lt;th&gt;Status Dateneingabe Endauswahl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Zulassung Endauswahl</text:p>
          </table:table-cell>
          <table:table-cell office:value-type="string">
            <text:p>&lt;/th&gt;</text:p>
          </table:table-cell>
          <table:table-cell table:formula="of:=CONCATENATE([.A10];[.B10];[.C10])" office:value-type="string" office:string-value="&lt;th&gt;Status Zulassung Endauswahl&lt;/th&gt;">
            <text:p>&lt;th&gt;Status Zulassung Endauswahl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Ergebnis Endauswahl</text:p>
          </table:table-cell>
          <table:table-cell office:value-type="string">
            <text:p>&lt;/th&gt;</text:p>
          </table:table-cell>
          <table:table-cell table:formula="of:=CONCATENATE([.A11];[.B11];[.C11])" office:value-type="string" office:string-value="&lt;th&gt;Status Ergebnis Endauswahl&lt;/th&gt;">
            <text:p>&lt;th&gt;Status Ergebnis Endauswahl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Dokumente</text:p>
          </table:table-cell>
          <table:table-cell office:value-type="string">
            <text:p>&lt;/th&gt;</text:p>
          </table:table-cell>
          <table:table-cell table:formula="of:=CONCATENATE([.A12];[.B12];[.C12])" office:value-type="string" office:string-value="&lt;th&gt;Status Dokumente&lt;/th&gt;">
            <text:p>&lt;th&gt;Status Dokumente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Teilnahme DaF-Kurs</text:p>
          </table:table-cell>
          <table:table-cell office:value-type="string">
            <text:p>&lt;/th&gt;</text:p>
          </table:table-cell>
          <table:table-cell table:formula="of:=CONCATENATE([.A13];[.B13];[.C13])" office:value-type="string" office:string-value="&lt;th&gt;Status Teilnahme DaF-Kurs&lt;/th&gt;">
            <text:p>&lt;th&gt;Status Teilnahme DaF-Kurs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Status endgültige Zulassung</text:p>
          </table:table-cell>
          <table:table-cell office:value-type="string">
            <text:p>&lt;/th&gt;</text:p>
          </table:table-cell>
          <table:table-cell table:formula="of:=CONCATENATE([.A14];[.B14];[.C14])" office:value-type="string" office:string-value="&lt;th&gt;Status endgültige Zulassung&lt;/th&gt;">
            <text:p>&lt;th&gt;Status endgültige Zulassung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Daten</text:p>
          </table:table-cell>
          <table:table-cell office:value-type="string">
            <text:p>&lt;/th&gt;</text:p>
          </table:table-cell>
          <table:table-cell table:formula="of:=CONCATENATE([.A15];[.B15];[.C15])" office:value-type="string" office:string-value="&lt;th&gt;Daten&lt;/th&gt;">
            <text:p>&lt;th&gt;Daten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…</text:p>
          </table:table-cell>
          <table:table-cell office:value-type="string">
            <text:p>&lt;/th&gt;</text:p>
          </table:table-cell>
          <table:table-cell table:formula="of:=CONCATENATE([.A16];[.B16];[.C16])" office:value-type="string" office:string-value="&lt;th&gt;…&lt;/th&gt;">
            <text:p>&lt;th&gt;…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Dokumente: normale Imma</text:p>
          </table:table-cell>
          <table:table-cell office:value-type="string">
            <text:p>&lt;/th&gt;</text:p>
          </table:table-cell>
          <table:table-cell table:formula="of:=CONCATENATE([.A17];[.B17];[.C17])" office:value-type="string" office:string-value="&lt;th&gt;Dokumente: normale Imma&lt;/th&gt;">
            <text:p>&lt;th&gt;Dokumente: normale Imma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Dokumente: Kopie Inlandspass</text:p>
          </table:table-cell>
          <table:table-cell office:value-type="string">
            <text:p>&lt;/th&gt;</text:p>
          </table:table-cell>
          <table:table-cell table:formula="of:=CONCATENATE([.A18];[.B18];[.C18])" office:value-type="string" office:string-value="&lt;th&gt;Dokumente: Kopie Inlandspass&lt;/th&gt;">
            <text:p>&lt;th&gt;Dokumente: Kopie Inlandspass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Dokumente: Kopie Auslandspass</text:p>
          </table:table-cell>
          <table:table-cell office:value-type="string">
            <text:p>&lt;/th&gt;</text:p>
          </table:table-cell>
          <table:table-cell table:formula="of:=CONCATENATE([.A19];[.B19];[.C19])" office:value-type="string" office:string-value="&lt;th&gt;Dokumente: Kopie Auslandspass&lt;/th&gt;">
            <text:p>&lt;th&gt;Dokumente: Kopie Auslandspass&lt;/th&gt;</text:p>
          </table:table-cell>
        </table:table-row>
        <table:table-row table:style-name="ro1">
          <table:table-cell office:value-type="string">
            <text:p>&lt;th&gt;</text:p>
          </table:table-cell>
          <table:table-cell office:value-type="string">
            <text:p>Dokumente: …</text:p>
          </table:table-cell>
          <table:table-cell office:value-type="string">
            <text:p>&lt;/th&gt;</text:p>
          </table:table-cell>
          <table:table-cell table:formula="of:=CONCATENATE([.A20];[.B20];[.C20])" office:value-type="string" office:string-value="&lt;th&gt;Dokumente: …&lt;/th&gt;">
            <text:p>&lt;th&gt;Dokumente: …&lt;/th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1];[.B21];[.C21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2];[.B22];[.C22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3];[.B23];[.C23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4];[.B24];[.C24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5];[.B25];[.C25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6];[.B26];[.C26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7];[.B27];[.C27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8];[.B28];[.C28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29];[.B29];[.C29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0];[.B30];[.C30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1];[.B31];[.C31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2];[.B32];[.C32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3];[.B33];[.C33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4];[.B34];[.C34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5];[.B35];[.C35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6];[.B36];[.C36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7];[.B37];[.C37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8];[.B38];[.C38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39];[.B39];[.C39])" office:value-type="string" office:string-value="&lt;td&gt;…&lt;/td&gt;">
            <text:p>&lt;td&gt;…&lt;/td&gt;</text:p>
          </table:table-cell>
        </table:table-row>
        <table:table-row table:style-name="ro1">
          <table:table-cell office:value-type="string">
            <text:p>&lt;td&gt;</text:p>
          </table:table-cell>
          <table:table-cell office:value-type="string">
            <text:p>…</text:p>
          </table:table-cell>
          <table:table-cell office:value-type="string">
            <text:p>&lt;/td&gt;</text:p>
          </table:table-cell>
          <table:table-cell table:formula="of:=CONCATENATE([.A40];[.B40];[.C40])" office:value-type="string" office:string-value="&lt;td&gt;…&lt;/td&gt;">
            <text:p>&lt;td&gt;…&lt;/td&gt;</text:p>
          </table:table-cell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>
          <table:table-cell office:value-type="string">
            <text:p>&lt;col width=<text:span text:style-name="T1">"</text:span>100<text:span text:style-name="T1">"</text:span>&gt;&lt;/col&gt;</text:p>
          </table:table-cell>
          <table:table-cell table:number-columns-repeated="3"/>
        </table:table-row>
        <table:table-row table:style-name="ro2" table:number-rows-repeated="104851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heckbox" table:style-name="ta1" table:print="false">
        <table:table-column table:style-name="co1" table:number-columns-repeated="4" table:default-cell-style-name="Default"/>
        <table:table-column table:style-name="co4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>
            <text:p><text:s/>| Übersetzung</text:p>
          </table:table-cell>
          <table:table-cell table:number-columns-repeated="7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sehr gering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2];[.B2];[.C2];[.D2])" office:value-type="string" office:string-value="&lt;label class=&quot;checkbox&quot;&gt;&lt;input type=&quot;checkbox&quot;&gt;sehr gering | Übersetzung | &lt;i&gt;Übersetzung&lt;/i&gt;&lt;/input&gt;&lt;/label&gt;">
            <text:p>&lt;label class="checkbox"&gt;&lt;input type="checkbox"&gt;sehr gering | Übersetzung | &lt;i&gt;Übersetzung&lt;/i&gt;&lt;/input&gt;&lt;/label&gt;</text:p>
          </table:table-cell>
          <table:table-cell table:number-columns-repeated="4"/>
          <table:table-cell office:value-type="string">
            <text:p>Option 1</text:p>
          </table:table-cell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gering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3];[.B3];[.C3];[.D3])" office:value-type="string" office:string-value="&lt;label class=&quot;checkbox&quot;&gt;&lt;input type=&quot;checkbox&quot;&gt;gering | Übersetzung | &lt;i&gt;Übersetzung&lt;/i&gt;&lt;/input&gt;&lt;/label&gt;">
            <text:p>&lt;label class="checkbox"&gt;&lt;input type="checkbox"&gt;gering | Übersetzung | &lt;i&gt;Übersetzung&lt;/i&gt;&lt;/input&gt;&lt;/label&gt;</text:p>
          </table:table-cell>
          <table:table-cell table:number-columns-repeated="4"/>
          <table:table-cell office:value-type="string">
            <text:p>&lt;/label&gt;</text:p>
          </table:table-cell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Grundkenntnisse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4];[.B4];[.C4];[.D4])" office:value-type="string" office:string-value="&lt;label class=&quot;checkbox&quot;&gt;&lt;input type=&quot;checkbox&quot;&gt;Grundkenntnisse | Übersetzung | &lt;i&gt;Übersetzung&lt;/i&gt;&lt;/input&gt;&lt;/label&gt;">
            <text:p>&lt;label class="checkbox"&gt;&lt;input type="checkbox"&gt;Grundkenntnisse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/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5];[.B5];[.C5];[.D5])" office:value-type="string" office:string-value="&lt;label class=&quot;checkbox&quot;&gt;&lt;input type=&quot;checkbox&quot;&gt; | Übersetzung | &lt;i&gt;Übersetzung&lt;/i&gt;&lt;/input&gt;&lt;/label&gt;">
            <text:p>&lt;label class="checkbox"&gt;&lt;input type="checkbox"&gt;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Sprache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6];[.B6];[.C6];[.D6])" office:value-type="string" office:string-value="&lt;label class=&quot;checkbox&quot;&gt;&lt;input type=&quot;checkbox&quot;&gt;Sprache | Übersetzung | &lt;i&gt;Übersetzung&lt;/i&gt;&lt;/input&gt;&lt;/label&gt;">
            <text:p>&lt;label class="checkbox"&gt;&lt;input type="checkbox"&gt;Sprache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Russ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7];[.B7];[.C7];[.D7])" office:value-type="string" office:string-value="&lt;label class=&quot;checkbox&quot;&gt;&lt;input type=&quot;checkbox&quot;&gt;Russisch | Übersetzung | &lt;i&gt;Übersetzung&lt;/i&gt;&lt;/input&gt;&lt;/label&gt;">
            <text:p>&lt;label class="checkbox"&gt;&lt;input type="checkbox"&gt;Russ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Ukrain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8];[.B8];[.C8];[.D8])" office:value-type="string" office:string-value="&lt;label class=&quot;checkbox&quot;&gt;&lt;input type=&quot;checkbox&quot;&gt;Ukrainisch | Übersetzung | &lt;i&gt;Übersetzung&lt;/i&gt;&lt;/input&gt;&lt;/label&gt;">
            <text:p>&lt;label class="checkbox"&gt;&lt;input type="checkbox"&gt;Ukrain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Weißruss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9];[.B9];[.C9];[.D9])" office:value-type="string" office:string-value="&lt;label class=&quot;checkbox&quot;&gt;&lt;input type=&quot;checkbox&quot;&gt;Weißrussisch | Übersetzung | &lt;i&gt;Übersetzung&lt;/i&gt;&lt;/input&gt;&lt;/label&gt;">
            <text:p>&lt;label class="checkbox"&gt;&lt;input type="checkbox"&gt;Weißruss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Baschkir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0];[.B10];[.C10];[.D10])" office:value-type="string" office:string-value="&lt;label class=&quot;checkbox&quot;&gt;&lt;input type=&quot;checkbox&quot;&gt;Baschkirisch | Übersetzung | &lt;i&gt;Übersetzung&lt;/i&gt;&lt;/input&gt;&lt;/label&gt;">
            <text:p>&lt;label class="checkbox"&gt;&lt;input type="checkbox"&gt;Baschkir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Tatar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1];[.B11];[.C11];[.D11])" office:value-type="string" office:string-value="&lt;label class=&quot;checkbox&quot;&gt;&lt;input type=&quot;checkbox&quot;&gt;Tatarisch | Übersetzung | &lt;i&gt;Übersetzung&lt;/i&gt;&lt;/input&gt;&lt;/label&gt;">
            <text:p>&lt;label class="checkbox"&gt;&lt;input type="checkbox"&gt;Tatar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Engl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2];[.B12];[.C12];[.D12])" office:value-type="string" office:string-value="&lt;label class=&quot;checkbox&quot;&gt;&lt;input type=&quot;checkbox&quot;&gt;Englisch | Übersetzung | &lt;i&gt;Übersetzung&lt;/i&gt;&lt;/input&gt;&lt;/label&gt;">
            <text:p>&lt;label class="checkbox"&gt;&lt;input type="checkbox"&gt;Engl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Französ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3];[.B13];[.C13];[.D13])" office:value-type="string" office:string-value="&lt;label class=&quot;checkbox&quot;&gt;&lt;input type=&quot;checkbox&quot;&gt;Französisch | Übersetzung | &lt;i&gt;Übersetzung&lt;/i&gt;&lt;/input&gt;&lt;/label&gt;">
            <text:p>&lt;label class="checkbox"&gt;&lt;input type="checkbox"&gt;Französ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Spanisch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4];[.B14];[.C14];[.D14])" office:value-type="string" office:string-value="&lt;label class=&quot;checkbox&quot;&gt;&lt;input type=&quot;checkbox&quot;&gt;Spanisch | Übersetzung | &lt;i&gt;Übersetzung&lt;/i&gt;&lt;/input&gt;&lt;/label&gt;">
            <text:p>&lt;label class="checkbox"&gt;&lt;input type="checkbox"&gt;Spanisch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sonstige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5];[.B15];[.C15];[.D15])" office:value-type="string" office:string-value="&lt;label class=&quot;checkbox&quot;&gt;&lt;input type=&quot;checkbox&quot;&gt;sonstige | Übersetzung | &lt;i&gt;Übersetzung&lt;/i&gt;&lt;/input&gt;&lt;/label&gt;">
            <text:p>&lt;label class="checkbox"&gt;&lt;input type="checkbox"&gt;sonstige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Bitte wählen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6];[.B16];[.C16];[.D16])" office:value-type="string" office:string-value="&lt;label class=&quot;checkbox&quot;&gt;&lt;input type=&quot;checkbox&quot;&gt;Bitte wählen | Übersetzung | &lt;i&gt;Übersetzung&lt;/i&gt;&lt;/input&gt;&lt;/label&gt;">
            <text:p>&lt;label class="checkbox"&gt;&lt;input type="checkbox"&gt;Bitte wählen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Tierhaltungsbetrieb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7];[.B17];[.C17];[.D17])" office:value-type="string" office:string-value="&lt;label class=&quot;checkbox&quot;&gt;&lt;input type=&quot;checkbox&quot;&gt;Tierhaltungsbetrieb | Übersetzung | &lt;i&gt;Übersetzung&lt;/i&gt;&lt;/input&gt;&lt;/label&gt;">
            <text:p>&lt;label class="checkbox"&gt;&lt;input type="checkbox"&gt;Tierhaltungsbetrieb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Pflanzenbaubetrieb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8];[.B18];[.C18];[.D18])" office:value-type="string" office:string-value="&lt;label class=&quot;checkbox&quot;&gt;&lt;input type=&quot;checkbox&quot;&gt;Pflanzenbaubetrieb | Übersetzung | &lt;i&gt;Übersetzung&lt;/i&gt;&lt;/input&gt;&lt;/label&gt;">
            <text:p>&lt;label class="checkbox"&gt;&lt;input type="checkbox"&gt;Pflanzenbaubetrieb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Gemischtbetrieb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19];[.B19];[.C19];[.D19])" office:value-type="string" office:string-value="&lt;label class=&quot;checkbox&quot;&gt;&lt;input type=&quot;checkbox&quot;&gt;Gemischtbetrieb | Übersetzung | &lt;i&gt;Übersetzung&lt;/i&gt;&lt;/input&gt;&lt;/label&gt;">
            <text:p>&lt;label class="checkbox"&gt;&lt;input type="checkbox"&gt;Gemischtbetrieb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Verarbeitungsbetrieb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20];[.B20];[.C20];[.D20])" office:value-type="string" office:string-value="&lt;label class=&quot;checkbox&quot;&gt;&lt;input type=&quot;checkbox&quot;&gt;Verarbeitungsbetrieb | Übersetzung | &lt;i&gt;Übersetzung&lt;/i&gt;&lt;/input&gt;&lt;/label&gt;">
            <text:p>&lt;label class="checkbox"&gt;&lt;input type="checkbox"&gt;Verarbeitungsbetrieb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Tierklinik/-praxis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21];[.B21];[.C21];[.D21])" office:value-type="string" office:string-value="&lt;label class=&quot;checkbox&quot;&gt;&lt;input type=&quot;checkbox&quot;&gt;Tierklinik/-praxis | Übersetzung | &lt;i&gt;Übersetzung&lt;/i&gt;&lt;/input&gt;&lt;/label&gt;">
            <text:p>&lt;label class="checkbox"&gt;&lt;input type="checkbox"&gt;Tierklinik/-praxis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office:value-type="string">
            <text:p>sonstiges</text:p>
          </table:table-cell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22];[.B22];[.C22];[.D22])" office:value-type="string" office:string-value="&lt;label class=&quot;checkbox&quot;&gt;&lt;input type=&quot;checkbox&quot;&gt;sonstiges | Übersetzung | &lt;i&gt;Übersetzung&lt;/i&gt;&lt;/input&gt;&lt;/label&gt;">
            <text:p>&lt;label class="checkbox"&gt;&lt;input type="checkbox"&gt;sonstiges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/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23];[.B23];[.C23];[.D23])" office:value-type="string" office:string-value="&lt;label class=&quot;checkbox&quot;&gt;&lt;input type=&quot;checkbox&quot;&gt; | Übersetzung | &lt;i&gt;Übersetzung&lt;/i&gt;&lt;/input&gt;&lt;/label&gt;">
            <text:p>&lt;label class="checkbox"&gt;&lt;input type="checkbox"&gt;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/>
          <table:table-cell office:value-type="string">
            <text:p><text:s/>| Übersetzung</text:p>
          </table:table-cell>
          <table:table-cell office:value-type="string">
            <text:p><text:s/>| &lt;i&gt;Übersetzung&lt;/i&gt;&lt;/input&gt;&lt;/label&gt;</text:p>
          </table:table-cell>
          <table:table-cell table:formula="of:=CONCATENATE([.A24];[.B24];[.C24];[.D24])" office:value-type="string" office:string-value="&lt;label class=&quot;checkbox&quot;&gt;&lt;input type=&quot;checkbox&quot;&gt; | Übersetzung | &lt;i&gt;Übersetzung&lt;/i&gt;&lt;/input&gt;&lt;/label&gt;">
            <text:p>&lt;label class="checkbox"&gt;&lt;input type="checkbox"&gt; | Übersetzung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25];[.B25];[.C25];[.D25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26];[.B26];[.C26];[.D26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27];[.B27];[.C27];[.D27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28];[.B28];[.C28];[.D28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29];[.B29];[.C29];[.D29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30];[.B30];[.C30];[.D30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31];[.B31];[.C31];[.D31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office:value-type="string">
            <text:p>&lt;label class="checkbox"&gt;&lt;input type="checkbox"&gt;</text:p>
          </table:table-cell>
          <table:table-cell table:number-columns-repeated="2"/>
          <table:table-cell office:value-type="string">
            <text:p><text:s/>| &lt;i&gt;Übersetzung&lt;/i&gt;&lt;/input&gt;&lt;/label&gt;</text:p>
          </table:table-cell>
          <table:table-cell table:formula="of:=CONCATENATE([.A32];[.B32];[.C32];[.D32])" office:value-type="string" office:string-value="&lt;label class=&quot;checkbox&quot;&gt;&lt;input type=&quot;checkbox&quot;&gt; | &lt;i&gt;Übersetzung&lt;/i&gt;&lt;/input&gt;&lt;/label&gt;">
            <text:p>&lt;label class="checkbox"&gt;&lt;input type="checkbox"&gt; | &lt;i&gt;Übersetzung&lt;/i&gt;&lt;/input&gt;&lt;/label&gt;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33];[.B33];[.C33];[.D33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34];[.B34];[.C34];[.D34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35];[.B35];[.C35];[.D35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36];[.B36];[.C36];[.D36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37];[.B37];[.C37];[.D37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38];[.B38];[.C38];[.D38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39];[.B39];[.C39];[.D39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40];[.B40];[.C40];[.D40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41];[.B41];[.C41];[.D41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42];[.B42];[.C42];[.D42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43];[.B43];[.C43];[.D43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44];[.B44];[.C44];[.D44])">
            <text:p/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CONCATENATE([.A45];[.B45];[.C45];[.D45])">
            <text:p/>
          </table:table-cell>
          <table:table-cell table:number-columns-repeated="5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.06.2012</text:date>, <text:time>15:00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 Tof</meta:initial-creator>
    <meta:creation-date>2012-05-08T11:58:53.90</meta:creation-date>
    <dc:date>2012-06-05T15:00:17.64</dc:date>
    <dc:creator>Jule Tof</dc:creator>
    <meta:editing-duration>PT13H9M41S</meta:editing-duration>
    <meta:editing-cycles>6</meta:editing-cycles>
    <meta:generator>OpenOffice.org/3.3$Win32 OpenOffice.org_project/330m20$Build-9567</meta:generator>
    <meta:document-statistic meta:table-count="5" meta:cell-count="624" meta:object-count="0"/>
  </office:meta>
</office:document-meta>
</file>